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9972in" style:rel-column-width="39137*"/>
    </style:style>
    <style:style style:name="Table6.B" style:family="table-column">
      <style:table-column-properties style:column-width="2.6958in" style:rel-column-width="2639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5597in" style:rel-column-width="34856*"/>
    </style:style>
    <style:style style:name="Table7.B" style:family="table-column">
      <style:table-column-properties style:column-width="3.1333in" style:rel-column-width="30679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5597in" style:rel-column-width="34856*"/>
    </style:style>
    <style:style style:name="Table8.B" style:family="table-column">
      <style:table-column-properties style:column-width="3.1333in" style:rel-column-width="30679*"/>
    </style:style>
    <style:style style:name="Table8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3" style:family="paragraph" style:parent-style-name="Text_20_body">
      <loext:graphic-properties draw:fill="none"/>
      <style:paragraph-properties fo:margin-left="0in" fo:margin-right="0.0201in" fo:margin-top="0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4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5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align="end" style:justify-single-word="false" fo:text-indent="0in" style:auto-text-indent="false" fo:background-color="transparent"/>
      <style:text-properties officeooo:paragraph-rsid="00522af8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4f7b63" officeooo:paragraph-rsid="004f7b63" fo:background-color="transparent" style:font-size-asian="12pt" style:font-size-complex="12pt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2dac51" officeooo:paragraph-rsid="004d03ec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4f7b63" officeooo:paragraph-rsid="004f7b63" style:font-size-asian="12pt" style:font-size-complex="12pt"/>
    </style:style>
    <style:style style:name="P9" style:family="paragraph" style:parent-style-name="Text_20_body" style:master-page-name="">
      <loext:graphic-properties draw:fill="none"/>
      <style:paragraph-properties fo:margin-left="-0.2in" fo:margin-right="-0.2in" fo:margin-top="0.0402in" fo:margin-bottom="0.0799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Sans" fo:font-size="12pt" fo:letter-spacing="-0.0071in" fo:font-weight="normal" officeooo:paragraph-rsid="002b9b6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rsid="004f7b63" officeooo:paragraph-rsid="004f7b63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0in" fo:margin-right="-0.2in" fo:margin-top="0.0402in" fo:margin-bottom="0.0402in" style:contextual-spacing="false" fo:line-height="115%" fo:text-indent="0in" style:auto-text-indent="false" fo:background-color="transparent"/>
      <style:text-properties style:font-name="Liberation Sans" fo:font-size="10pt" fo:letter-spacing="-0.0071in" officeooo:rsid="0050a2c0" officeooo:paragraph-rsid="0050a2c0" style:font-size-asian="10pt" style:font-size-complex="10pt"/>
    </style:style>
    <style:style style:name="P13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align="end" style:justify-single-word="false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5" style:family="paragraph" style:parent-style-name="Text_20_body" style:list-style-name="L1" style:master-page-name="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2dac51" style:font-size-asian="10pt" style:font-size-complex="10pt"/>
    </style:style>
    <style:style style:name="P16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50a2c0" style:font-size-asian="10pt" style:font-size-complex="10pt"/>
    </style:style>
    <style:style style:name="P17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 style:writing-mode="lr-tb"/>
      <style:text-properties style:font-name="Liberation Sans" fo:font-size="10pt" fo:letter-spacing="-0.0071in" officeooo:paragraph-rsid="00607576" style:font-size-asian="10pt" style:font-size-complex="10pt"/>
    </style:style>
    <style:style style:name="P18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2f8b09" style:font-size-asian="10pt" style:font-size-complex="10pt"/>
    </style:style>
    <style:style style:name="P19" style:family="paragraph" style:parent-style-name="Text_20_body" style:list-style-name="L2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20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1" style:family="paragraph" style:parent-style-name="Text_20_body" style:list-style-name="L3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2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3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4" style:family="paragraph" style:parent-style-name="Text_20_body" style:list-style-name="L4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5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6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7" style:family="paragraph" style:parent-style-name="Text_20_body" style:list-style-name="L5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28" style:family="paragraph" style:parent-style-name="Text_20_body" style:list-style-name="L5">
      <loext:graphic-properties draw:fill="none"/>
      <style:paragraph-properties fo:margin-left="-0.3in" fo:margin-right="-0.2in" fo:margin-top="0in" fo:margin-bottom="0.0799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9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rsid="0031e221" officeooo:paragraph-rsid="0031e221" style:font-size-asian="10pt" style:font-size-complex="10pt"/>
    </style:style>
    <style:style style:name="P30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</style:style>
    <style:style style:name="P31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32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33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T1" style:family="text">
      <style:text-properties style:font-name="Liberation Sans" fo:font-size="10pt" fo:letter-spacing="-0.0071in" style:font-size-asian="10pt" style:font-size-complex="10pt"/>
    </style:style>
    <style:style style:name="T2" style:family="text">
      <style:text-properties style:font-name="Liberation Sans" fo:font-size="10pt" fo:letter-spacing="-0.0071in" officeooo:rsid="00247047" style:font-size-asian="10pt" style:font-size-complex="10pt"/>
    </style:style>
    <style:style style:name="T3" style:family="text">
      <style:text-properties style:font-name="Liberation Sans" fo:font-size="10pt" fo:letter-spacing="-0.0071in" officeooo:rsid="0038611c" style:font-size-asian="10pt" style:font-size-complex="10pt"/>
    </style:style>
    <style:style style:name="T4" style:family="text">
      <style:text-properties style:font-name="Liberation Sans" fo:font-size="10pt" fo:letter-spacing="-0.0071in" officeooo:rsid="002dac51" style:font-size-asian="10pt" style:font-size-complex="10pt"/>
    </style:style>
    <style:style style:name="T5" style:family="text">
      <style:text-properties style:font-name="Liberation Sans" fo:font-size="10pt" fo:letter-spacing="-0.0071in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ans" fo:font-size="10pt" fo:letter-spacing="-0.0071in" fo:font-weight="normal" officeooo:rsid="005790ec" style:font-size-asian="10pt" style:font-weight-asian="normal" style:font-size-complex="10pt" style:font-weight-complex="normal"/>
    </style:style>
    <style:style style:name="T7" style:family="text">
      <style:text-properties style:font-name="Liberation Sans" fo:font-size="10pt" fo:letter-spacing="-0.0071in" fo:font-weight="normal" officeooo:rsid="005893e3" style:font-size-asian="10pt" style:font-weight-asian="normal" style:font-size-complex="10pt" style:font-weight-complex="normal"/>
    </style:style>
    <style:style style:name="T8" style:family="text">
      <style:text-properties style:font-name="Liberation Sans" fo:font-size="10pt" fo:letter-spacing="-0.0071in" fo:font-weight="normal" officeooo:rsid="005af8b9" style:font-size-asian="10pt" style:font-weight-asian="normal" style:font-size-complex="10pt" style:font-weight-complex="normal"/>
    </style:style>
    <style:style style:name="T9" style:family="text">
      <style:text-properties style:font-name="Liberation Sans" fo:font-size="10pt" fo:letter-spacing="-0.0071in" fo:font-weight="normal" officeooo:rsid="004f7b63" style:font-size-asian="10pt" style:font-weight-asian="normal" style:font-size-complex="10pt" style:font-weight-complex="normal"/>
    </style:style>
    <style:style style:name="T10" style:family="text">
      <style:text-properties style:font-name="Liberation Sans" fo:font-size="10pt" fo:letter-spacing="-0.0071in" fo:font-weight="normal" officeooo:rsid="0063991a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0pt" fo:letter-spacing="-0.0071in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officeooo:rsid="002c28a9"/>
    </style:style>
    <style:style style:name="T13" style:family="text">
      <style:text-properties officeooo:rsid="002dac51"/>
    </style:style>
    <style:style style:name="T14" style:family="text">
      <style:text-properties officeooo:rsid="002ebc17"/>
    </style:style>
    <style:style style:name="T15" style:family="text">
      <style:text-properties officeooo:rsid="002f8b09"/>
    </style:style>
    <style:style style:name="T16" style:family="text">
      <style:text-properties officeooo:rsid="0031e221"/>
    </style:style>
    <style:style style:name="T17" style:family="text">
      <style:text-properties officeooo:rsid="0050a2c0"/>
    </style:style>
    <style:style style:name="T18" style:family="text">
      <style:text-properties officeooo:rsid="00511f47"/>
    </style:style>
    <style:style style:name="T19" style:family="text">
      <style:text-properties officeooo:rsid="00565ca0"/>
    </style:style>
    <style:style style:name="T20" style:family="text">
      <style:text-properties officeooo:rsid="0060e330"/>
    </style:style>
    <style:style style:name="T21" style:family="text">
      <style:text-properties officeooo:rsid="00673102"/>
    </style:style>
    <style:style style:name="T22" style:family="text">
      <style:text-properties officeooo:rsid="006a6590"/>
    </style:style>
    <style:style style:name="T23" style:family="text">
      <style:text-properties officeooo:rsid="006c8597"/>
    </style:style>
    <style:style style:name="T24" style:family="text">
      <style:text-properties officeooo:rsid="006cb369"/>
    </style:style>
    <style:style style:name="T25" style:family="text">
      <style:text-properties officeooo:rsid="006dd52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illiam Huynh</text:p>
      <text:section text:style-name="Sect1" text:name="markdown-artifact">
        <text:p text:style-name="P9">whuynh23@gmail.com <text:s/>• 206-999-3618 • linkedin.com/in/williammhuynh • github.com/williammh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6">Professional Experience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"><text:span text:style-name="Emphasis"><text:span text:style-name="T11">Project Lead &amp; Developer,</text:span></text:span><text:span text:style-name="Strong_20_Emphasis"><text:span text:style-name="T11"> </text:span></text:span><text:span text:style-name="Strong_20_Emphasis"><text:span text:style-name="T1">Endless Alpha</text:span></text:span></text:p>
            </table:table-cell>
            <table:table-cell table:style-name="Table4.A1" office:value-type="string">
              <text:p text:style-name="P5"><text:span text:style-name="T1">09/2023 - </text:span><text:span text:style-name="T2">p</text:span><text:span text:style-name="T1">resent</text:span></text:p>
            </table:table-cell>
          </table:table-row>
        </table:table>
        <text:p text:style-name="P3"><text:span text:style-name="T1">Python, AWS, Linux, Bash, </text:span><text:span text:style-name="T3">Numpy, </text:span><text:span text:style-name="T1">Pandas, Matplotlib, Mplfinance, HTTPX</text:span></text:p>
        <text:list text:style-name="L1">
          <text:list-item>
            <text:p text:style-name="P15"><text:span text:style-name="T24">created</text:span> <text:span text:style-name="T13">a</text:span> framework <text:span text:style-name="T13">and API that allows users with little coding knowledge to quickly create, </text:span><text:span text:style-name="T15">backtest, forwardtest</text:span><text:span text:style-name="T13">, and execute </text:span><text:span text:style-name="T15">live </text:span><text:span text:style-name="T13">autonomous trading strategies for financial markets</text:span></text:p>
          </text:list-item>
          <text:list-item>
            <text:p text:style-name="P16"><text:span text:style-name="T24">architected</text:span><text:span text:style-name="T14"> </text:span><text:span text:style-name="T17">bespoke </text:span><text:span text:style-name="T14">backtesting </text:span><text:span text:style-name="T13">engine </text:span><text:span text:style-name="T14">that</text:span><text:span text:style-name="T13"> mimics Tradestation Web API’s OpenAPI specifications </text:span><text:span text:style-name="T14">capable of </text:span><text:span text:style-name="T13">tick-level precision</text:span><text:span text:style-name="T15">, r</text:span><text:span text:style-name="T13">e</text:span><text:span text:style-name="T20">cursive</text:span><text:span text:style-name="T13"> simulations of complex order types, </text:span><text:span text:style-name="T17">and</text:span><text:span text:style-name="T13"> </text:span><text:span text:style-name="T17">infinite </text:span><text:span text:style-name="T15">mock brokerage accounts </text:span><text:span text:style-name="T17">that can be used for forwardtesting on live data</text:span></text:p>
          </text:list-item>
          <text:list-item>
            <text:p text:style-name="P17"><text:span text:style-name="T25">implemented</text:span> ETL pipeline<text:span text:style-name="T21">s</text:span> that <text:span text:style-name="T14">stream </text:span>live data <text:span text:style-name="T17">and accept </text:span><text:span text:style-name="T13">user-provided data for </text:span><text:span text:style-name="T14">improved</text:span><text:span text:style-name="T13"> runtime performance, custom </text:span><text:span text:style-name="T14">scenario modeling</text:span><text:span text:style-name="T13">, </text:span><text:span text:style-name="T19">and enabl</text:span><text:span text:style-name="T22">ement of </text:span><text:span text:style-name="T13">offline research</text:span></text:p>
          </text:list-item>
          <text:list-item>
            <text:p text:style-name="P29"><text:span text:style-name="T25">developed </text:span>data visualizer that charts live, historic, custom market data, account order and position history for mock accounts, simulated brokerage accounts, and live brokerage accounts</text:p>
          </text:list-item>
          <text:list-item>
            <text:p text:style-name="P18"><text:span text:style-name="T14">integrat</text:span><text:span text:style-name="T15">ed </text:span><text:span text:style-name="T14">with industry standard data science libraries to </text:span><text:span text:style-name="T16">preprocess for </text:span><text:span text:style-name="T14">machine learning </text:span><text:span text:style-name="T15">and deep learning</text:span><text:span text:style-name="T14"> pipelines </text:span></text:p>
          </text:list-item>
          <text:list-item>
            <text:p text:style-name="P30"><text:span text:style-name="Strong_20_Emphasis"><text:span text:style-name="T6">d</text:span></text:span><text:span text:style-name="Strong_20_Emphasis"><text:span text:style-name="T5">eployed to AWS infrastructure, enabling global </text:span></text:span><text:span text:style-name="Strong_20_Emphasis"><text:span text:style-name="T8">access</text:span></text:span><text:span text:style-name="Strong_20_Emphasis"><text:span text:style-name="T7"> and </text:span></text:span><text:span text:style-name="Strong_20_Emphasis"><text:span text:style-name="T10">control from mobile devices </text:span></text:span><text:span text:style-name="Strong_20_Emphasis"><text:span text:style-name="T5">via Termux and SSH</text:span></text:span></text:p>
          </text:list-item>
        </text:li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4"><text:span text:style-name="Strong_20_Emphasis"><text:span text:style-name="T1">Software Engineer II, Smartsheet</text:span></text:span></text:p>
            </table:table-cell>
            <table:table-cell table:style-name="Table5.A1" office:value-type="string">
              <text:p text:style-name="P13">06/2021 - 09/2023</text:p>
            </table:table-cell>
          </table:table-row>
        </table:table>
        <text:p text:style-name="P14"><text:span text:style-name="T23">TypeScript, ReactJS,</text:span> Node.js, AWS, Git, Gitlab</text:p>
        <text:list text:style-name="L2">
          <text:list-item>
            <text:p text:style-name="P19"><text:span text:style-name="T13">d</text:span>eveloped and maintained Smartsheet Control Center, an advanced app service that automates Smartsheet, a project management solution with a userbase that includes 96 of the Fortune 100 </text:p>
          </text:list-item>
          <text:list-item>
            <text:p text:style-name="P20"><text:span text:style-name="T13">c</text:span>reated components for Lodestar, a proprietary React design system to accelerate UI development times </text:p>
          </text:list-item>
          <text:list-item>
            <text:p text:style-name="P20"><text:span text:style-name="T13">c</text:span>ollaborated cross-team as the on-call engineer by unblocking other consuming software developers </text:p>
          </text:list-item>
          <text:list-item>
            <text:p text:style-name="P20"><text:span text:style-name="T13">r</text:span>efactored new card view milestone component positioning and sizing algorithm to reduce runtime by half </text:p>
          </text:list-item>
          <text:list-item>
            <text:p text:style-name="P20"><text:span text:style-name="T13">i</text:span>mplemented dynamic directional drag-and-drop indicators on Lodestar Card component for keyboard users </text:p>
          </text:list-item>
          <text:list-item>
            <text:p text:style-name="P31"><text:span text:style-name="T4">i</text:span><text:span text:style-name="T1">nternationalized content using i18n enabling over 3 million users to use Smartsheet in their own language </text:span></text:p>
          </text:list-item>
        </text:list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"><text:span text:style-name="Strong_20_Emphasis"><text:span text:style-name="T1">UX Engineer, Microsoft </text:span></text:span><text:span text:style-name="Strong_20_Emphasis"><text:span text:style-name="T5">(</text:span></text:span><text:span text:style-name="Strong_20_Emphasis"><text:span text:style-name="T9">Application Developer 3, </text:span></text:span><text:span text:style-name="Strong_20_Emphasis"><text:span text:style-name="T5">Insight Global)</text:span></text:span></text:p>
            </table:table-cell>
            <table:table-cell table:style-name="Table6.A1" office:value-type="string">
              <text:p text:style-name="P13">08/2020 - 05/2021</text:p>
            </table:table-cell>
          </table:table-row>
        </table:table>
        <text:p text:style-name="P14"><text:span text:style-name="T23">TypeScript, ReactJS</text:span>, Node.js, Jest, Enzyme, Git, Azure DevOps, Fluent UI</text:p>
        <text:list text:style-name="L3">
          <text:list-item>
            <text:p text:style-name="P21"><text:span text:style-name="T13">d</text:span>eveloped and maintained Microsoft 365 Admin Design System, an inner source library of reusable UI components</text:p>
            <text:p text:style-name="P22">used by 300+ developers to improve front-end development times and enhance productivity </text:p>
          </text:list-item>
          <text:list-item>
            <text:p text:style-name="P23"><text:span text:style-name="T13">c</text:span>reated M365 theme colors reference page for developers and designers to collaborate more effectively </text:p>
          </text:list-item>
          <text:list-item>
            <text:p text:style-name="P23"><text:span text:style-name="T13">b</text:span>uilt and owned multiple presentational components including M365 IconAlert and M365 EmptyState </text:p>
          </text:list-item>
          <text:list-item>
            <text:p text:style-name="P23"><text:span text:style-name="T13">p</text:span>eer reviewed code to ensure published code is readable, concise, and maintains a high-quality bar </text:p>
          </text:list-item>
          <text:list-item>
            <text:p text:style-name="P32"><text:span text:style-name="T4">e</text:span><text:span text:style-name="T1">nsured components meet WCAG 2.1 and Microsoft Accessibility Standards enabling users of any device, browser, language, or ability to benefit from using Microsoft apps by combining browser API's and CSS-in-JS </text:span></text:p>
          </text:list-item>
        </text:list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<text:span text:style-name="Strong_20_Emphasis"><text:span text:style-name="T1">Software Engineer, Microsoft </text:span></text:span><text:span text:style-name="Strong_20_Emphasis"><text:span text:style-name="T5">(</text:span></text:span><text:span text:style-name="Strong_20_Emphasis"><text:span text:style-name="T9">Technical Lead, </text:span></text:span><text:span text:style-name="Strong_20_Emphasis"><text:span text:style-name="T5">Mindtree)</text:span></text:span></text:p>
            </table:table-cell>
            <table:table-cell table:style-name="Table7.A1" office:value-type="string">
              <text:p text:style-name="P13">01/2020 - 08/2020</text:p>
            </table:table-cell>
          </table:table-row>
        </table:table>
        <text:p text:style-name="P14"><text:span text:style-name="T23">TypeScript, ReactJS,</text:span> Node.js, Redux, Jest, Enzyme, Saas, Git, Azure DevOps, Fluent UI</text:p>
        <text:list text:style-name="L4">
          <text:list-item>
            <text:p text:style-name="P24"><text:span text:style-name="T13">c</text:span>ollaborated with engineers, data scientists, and designers to build Microsoft Power Platform products including AI</text:p>
            <text:p text:style-name="P25">Builder and Power Virtual Agents, an app that allows easy creation of AI chat bots via a graphical UI </text:p>
          </text:list-item>
          <text:list-item>
            <text:p text:style-name="P26"><text:span text:style-name="T13">r</text:span>ebuilt software license expiry page according to designer specifications documented in Figma </text:p>
          </text:list-item>
          <text:list-item>
            <text:p text:style-name="P26"><text:span text:style-name="T13">c</text:span>onverted entire Power VA front-end codebase to adhere to new TSLint rules to enforce stylistic consistency </text:p>
          </text:list-item>
          <text:list-item>
            <text:p text:style-name="P33"><text:span text:style-name="T4">r</text:span><text:span text:style-name="T1">estyled UI components to be responsive at 200% zoom aligning with A11y accessibility standards </text:span></text:p>
          </text:list-item>
        </text:list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<text:span text:style-name="Strong_20_Emphasis"><text:span text:style-name="T1">Form Designer, Connectwise</text:span></text:span></text:p>
            </table:table-cell>
            <table:table-cell table:style-name="Table8.A1" office:value-type="string">
              <text:p text:style-name="P13">06/2018 - 12/2019</text:p>
            </table:table-cell>
          </table:table-row>
        </table:table>
        <text:p text:style-name="P14">HTML, JavaScript, CSS, jQuery, C#</text:p>
        <text:list text:style-name="L5">
          <text:list-item>
            <text:p text:style-name="P27"><text:span text:style-name="T13">e</text:span>ngineered custom web UI solutions for customers of ConnectWise Sell, a globally distributed SaaS CPQ app </text:p>
          </text:list-item>
          <text:list-item>
            <text:p text:style-name="P28"><text:span text:style-name="T13">m</text:span>aintained #1 client satisfaction score every month working with 300+ unique stakeholders worldwide </text:p>
          </text:list-item>
        </text:list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8">Certification<text:span text:style-name="T18">s</text:span></text:p>
            </table:table-cell>
          </table:table-row>
        </table:table>
        <text:p text:style-name="P11">Microsoft Azure Fundamentals (AZ-900)</text:p>
        <text:p text:style-name="P12">AWS Certified Machine Learning Engineer - Associate (in progress)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Education</text:p>
            </table:table-cell>
          </table:table-row>
        </table:table>
        <text:p text:style-name="P1"><text:span text:style-name="Strong_20_Emphasis"><text:span text:style-name="T5">Bachelor of Science, Public Policy, </text:span></text:span><text:span text:style-name="T1">The University of Arizona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35:02.632515517</meta:creation-date>
    <dc:date>2025-05-06T20:12:55.855126361</dc:date>
    <meta:editing-duration>PT3H48M3S</meta:editing-duration>
    <meta:editing-cycles>75</meta:editing-cycles>
    <meta:generator>LibreOffice/7.4.7.2$Linux_X86_64 LibreOffice_project/40$Build-2</meta:generator>
    <meta:document-statistic meta:table-count="8" meta:image-count="0" meta:object-count="0" meta:page-count="1" meta:paragraph-count="48" meta:word-count="585" meta:character-count="4094" meta:non-whitespace-character-count="3563"/>
  </office:meta>
</office:document-meta>
</file>